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5000000974B25D516.eps" manifest:media-type=""/>
  <manifest:file-entry manifest:full-path="Pictures/20000002000000DA0000008A8B4D670D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A0000008A02A7866E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20000002000000DA0000008ACBA44049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02T16:14:29.818119124</dc:date>
    <meta:editing-duration>PT4H6M49S</meta:editing-duration>
    <meta:editing-cycles>25</meta:editing-cycles>
    <meta:generator>LibreOffice/4.2.8.2$Linux_X86_64 LibreOffice_project/420m0$Build-2</meta:generator>
    <meta:document-statistic meta:object-count="128"/>
  </office:meta>
</office:document-meta>
</file>